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2.699cm" style:rel-column-width="10395*"/>
    </style:style>
    <style:style style:name="Table1.B" style:family="table-column">
      <style:table-column-properties style:column-width="14.314cm" style:rel-column-width="5514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officeooo:rsid="0019406f" officeooo:paragraph-rsid="0019406f"/>
    </style:style>
    <style:style style:name="P2" style:family="paragraph" style:parent-style-name="Standard">
      <style:paragraph-properties fo:text-align="start" style:justify-single-word="false"/>
      <style:text-properties officeooo:rsid="0019406f" officeooo:paragraph-rsid="0019bcf5"/>
    </style:style>
    <style:style style:name="P3" style:family="paragraph" style:parent-style-name="Standard">
      <style:paragraph-properties fo:text-align="start" style:justify-single-word="false"/>
      <style:text-properties officeooo:rsid="0019406f" officeooo:paragraph-rsid="001a0b4f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9406f" officeooo:paragraph-rsid="0019406f" style:font-weight-asian="normal" style:font-weight-complex="normal"/>
    </style:style>
    <style:style style:name="P5" style:family="paragraph" style:parent-style-name="Heading_20_1">
      <style:paragraph-properties fo:text-align="center" style:justify-single-word="false"/>
      <style:text-properties officeooo:rsid="0019406f"/>
    </style:style>
    <style:style style:name="T1" style:family="text">
      <style:text-properties officeooo:rsid="0019bcf5"/>
    </style:style>
    <style:style style:name="T2" style:family="text">
      <style:text-properties officeooo:rsid="001a0b4f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Plan</text:span><text:line-break/><text:line-break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Date :</text:p>
          </table:table-cell>
          <table:table-cell table:style-name="Table1.B1" office:value-type="string">
            <text:p text:style-name="P4"><text:span text:style-name="T1">Jeudi</text:span> <text:span text:style-name="T1">17</text:span> fevrier 2011 de <text:span text:style-name="T1">9</text:span>h à <text:span text:style-name="T1">9</text:span>h<text:span text:style-name="T1">15</text:span></text:p>
          </table:table-cell>
        </table:table-row>
        <table:table-row>
          <table:table-cell table:style-name="Table1.A2" office:value-type="string">
            <text:p text:style-name="P1">Lieu : </text:p>
          </table:table-cell>
          <table:table-cell table:style-name="Table1.B2" office:value-type="string">
            <text:p text:style-name="P1">INSA Lyon département informatique</text:p>
          </table:table-cell>
        </table:table-row>
        <table:table-row>
          <table:table-cell table:style-name="Table1.A2" office:value-type="string">
            <text:p text:style-name="P1">Ordre du jour</text:p>
          </table:table-cell>
          <table:table-cell table:style-name="Table1.B2" office:value-type="string">
            <text:p text:style-name="P1">Revue <text:span text:style-name="T1">finale</text:span> avec le comité de pilotage</text:p>
          </table:table-cell>
        </table:table-row>
      </table:table>
      <text:p text:style-name="P1"/>
      <text:p text:style-name="P1"/>
      <text:p text:style-name="P1"/>
      <text:p text:style-name="P1"/>
      <text:p text:style-name="P2"><text:span text:style-name="T1">-Introduction</text:span></text:p>
      <text:p text:style-name="P2"><text:span text:style-name="T1">-Rappel du contexte et de la faisabilité (bref rappel et dire qu'on avait le choix pour réaliser)</text:span></text:p>
      <text:p text:style-name="P2"><text:span text:style-name="T1">-Concurrence (et dire pourquoi les solutions existantes et la sous traitance n'est pas intéressante)</text:span></text:p>
      <text:p text:style-name="P2"><text:span text:style-name="T1">-Spécifications</text:span></text:p>
      <text:p text:style-name="P2"><text:span text:style-name="T1"><text:s text:c="4"/>-besoins fonctionnels</text:span></text:p>
      <text:p text:style-name="P2"><text:span text:style-name="T1"><text:s text:c="4"/>-besoins non fonctionnels (évolutivité,...)</text:span></text:p>
      <text:p text:style-name="P2"><text:span text:style-name="T1">-Conceptions (Schémas, schémas, schémas...)</text:span></text:p>
      <text:p text:style-name="P2"><text:span text:style-name="T1"><text:s text:c="4"/>-Composants (par site)</text:span></text:p>
      <text:p text:style-name="P2"><text:span text:style-name="T1"><text:s text:c="4"/>-Architecture applicative</text:span></text:p>
      <text:p text:style-name="P2"><text:span text:style-name="T1">-Bilan</text:span></text:p>
      <text:p text:style-name="P2"><text:span text:style-name="T1"><text:s text:c="4"/>-Avantages de notre solutions (retour qualité de service, cout, écologie)</text:span></text:p>
      <text:p text:style-name="P2"><text:span text:style-name="T1"><text:s text:c="4"/>-Idées des couts (déploiement, humain, risques...)</text:span></text:p>
      <text:p text:style-name="P3"><text:span text:style-name="T2">-Le mo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fik </meta:initial-creator>
    <meta:creation-date>2011-02-03T17:27:30</meta:creation-date>
    <dc:date>2011-02-13T16:41:42</dc:date>
    <dc:creator>Chafik </dc:creator>
    <meta:editing-duration>PT00H31M51S</meta:editing-duration>
    <meta:editing-cycles>3</meta:editing-cycles>
    <meta:generator>OpenOffice.org/3.2$Unix OpenOffice.org_project/320m19$Build-9505</meta:generator>
    <meta:document-statistic meta:table-count="1" meta:image-count="0" meta:object-count="0" meta:page-count="1" meta:paragraph-count="20" meta:word-count="94" meta:character-count="679"/>
  </office:meta>
</office:document-meta>
</file>